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text-properties fo:font-size="2pt" officeooo:rsid="00121024" officeooo:paragraph-rsid="00121024" style:font-size-asian="1.75pt" style:font-size-complex="2pt"/>
    </style:style>
    <style:style style:name="P2" style:family="paragraph" style:parent-style-name="Standard">
      <style:text-properties fo:font-size="2pt" officeooo:rsid="0013d87d" officeooo:paragraph-rsid="0013d87d" style:font-size-asian="1.75pt" style:font-size-complex="2pt"/>
    </style:style>
    <style:style style:name="P3" style:family="paragraph" style:parent-style-name="Standard">
      <style:text-properties fo:font-size="2pt" officeooo:rsid="0013d87d" officeooo:paragraph-rsid="00180715" style:font-size-asian="1.75pt" style:font-size-complex="2pt"/>
    </style:style>
    <style:style style:name="P4" style:family="paragraph" style:parent-style-name="Standard">
      <style:text-properties fo:font-size="2pt" officeooo:rsid="00162de8" officeooo:paragraph-rsid="00162de8" style:font-size-asian="1.75pt" style:font-size-complex="2pt"/>
    </style:style>
    <style:style style:name="P5" style:family="paragraph" style:parent-style-name="Standard">
      <style:text-properties fo:font-size="2pt" officeooo:rsid="00180715" officeooo:paragraph-rsid="00180715" style:font-size-asian="1.75pt" style:font-size-complex="2pt"/>
    </style:style>
    <style:style style:name="P6" style:family="paragraph" style:parent-style-name="Standard">
      <style:text-properties fo:font-size="2pt" officeooo:rsid="0019c5ed" officeooo:paragraph-rsid="0019c5ed" style:font-size-asian="1.75pt" style:font-size-complex="2pt"/>
    </style:style>
    <style:style style:name="P7" style:family="paragraph" style:parent-style-name="Standard">
      <style:text-properties fo:font-size="2pt" officeooo:rsid="0019c5ed" officeooo:paragraph-rsid="001cb778" style:font-size-asian="1.75pt" style:font-size-complex="2pt"/>
    </style:style>
    <style:style style:name="P8" style:family="paragraph" style:parent-style-name="Standard">
      <style:text-properties fo:font-size="2pt" officeooo:rsid="001e3a52" officeooo:paragraph-rsid="001e3a52" style:font-size-asian="1.75pt" style:font-size-complex="2pt"/>
    </style:style>
    <style:style style:name="P9" style:family="paragraph" style:parent-style-name="Standard">
      <style:text-properties fo:font-size="2pt" officeooo:rsid="001cb778" officeooo:paragraph-rsid="001cb778" style:font-size-asian="1.75pt" style:font-size-complex="2pt"/>
    </style:style>
    <style:style style:name="P10" style:family="paragraph" style:parent-style-name="Standard">
      <style:text-properties fo:font-size="2pt" officeooo:rsid="0020aa3a" officeooo:paragraph-rsid="0020aa3a" style:font-size-asian="1.75pt" style:font-size-complex="2pt"/>
    </style:style>
    <style:style style:name="T1" style:family="text">
      <style:text-properties style:text-position="super 58%"/>
    </style:style>
    <style:style style:name="T2" style:family="text">
      <style:text-properties officeooo:rsid="00180715"/>
    </style:style>
    <style:style style:name="T3" style:family="text">
      <style:text-properties officeooo:rsid="0018900b"/>
    </style:style>
    <style:style style:name="T4" style:family="text">
      <style:text-properties officeooo:rsid="001ada60"/>
    </style:style>
    <style:style style:name="T5" style:family="text">
      <style:text-properties officeooo:rsid="001b347a"/>
    </style:style>
    <style:style style:name="T6" style:family="text">
      <style:text-properties officeooo:rsid="001cb778"/>
    </style:style>
    <style:style style:name="T7" style:family="text">
      <style:text-properties officeooo:rsid="0021fd5b"/>
    </style:style>
    <style:style style:name="T8" style:family="text">
      <style:text-properties officeooo:rsid="0021ff51"/>
    </style:style>
    <style:style style:name="T9" style:family="text">
      <style:text-properties officeooo:rsid="002263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 I just want to say. I have 3k and I now need to buy and get onto the perfect schdual. What to do with the 3k? </text:p>
      <text:p text:style-name="P1"/>
      <text:p text:style-name="P1">Obiously. Get myself leveled up. I mean pretty easy tbh. I just need to do it. Now. Onto the bigger issue. My appearance. I will apsss my sobriety after october 18<text:span text:style-name="T1">th</text:span>. After that I allow myself to consume alcohol and weed. Maybe even content as well. </text:p>
      <text:p text:style-name="P1"/>
      <text:p text:style-name="P1">So, then what. Bc I hover between 130 to 140 pounds right now. Id ideally want to stay at 130. but also I need to tone my entire body. On top of that what do I need. </text:p>
      <text:p text:style-name="P1"/>
      <text:p text:style-name="P1"/>
      <text:p text:style-name="P1"/>
      <text:p text:style-name="P1"/>
      <text:p text:style-name="P1"/>
      <text:p text:style-name="P2">Workout $80</text:p>
      <text:p text:style-name="P2">shower</text:p>
      <text:p text:style-name="P2">nails/hair/skin</text:p>
      <text:p text:style-name="P2">meal 1</text:p>
      <text:p text:style-name="P2"/>
      <text:p text:style-name="P2"/>
      <text:p text:style-name="P2"/>
      <text:p text:style-name="P2">leave</text:p>
      <text:p text:style-name="P2">work</text:p>
      <text:p text:style-name="P2">return</text:p>
      <text:p text:style-name="P2"/>
      <text:p text:style-name="P2"/>
      <text:p text:style-name="P2"/>
      <text:p text:style-name="P2">meal 2</text:p>
      <text:p text:style-name="P2">study</text:p>
      <text:p text:style-name="P2"/>
      <text:p text:style-name="P2">journal</text:p>
      <text:p text:style-name="P2">meditate $300</text:p>
      <text:p text:style-name="P2"/>
      <text:p text:style-name="P2"/>
      <text:p text:style-name="P2"/>
      <text:p text:style-name="P2"/>
      <text:p text:style-name="P2"/>
      <text:p text:style-name="P2"/>
      <text:p text:style-name="P2"/>
      <text:p text:style-name="P2"/>
      <text:p text:style-name="P2">weed</text:p>
      <text:p text:style-name="P2">alcohol</text:p>
      <text:p text:style-name="P2">sex</text:p>
      <text:p text:style-name="P2">clothes</text:p>
      <text:p text:style-name="P2">jewlery</text:p>
      <text:p text:style-name="P2">makeup</text:p>
      <text:p text:style-name="P2"/>
      <text:p text:style-name="P2"/>
      <text:p text:style-name="P2">so I pass my sobriety date on october 18<text:span text:style-name="T1">th</text:span>. Fromt that day forward. If I get high iget high. I wont force it. I might even try and deny it but if it happens it happens.</text:p>
      <text:p text:style-name="P2">Same can be said with alcohol. But never the less with either one I want to coem back right. Non of this beer, selzer <text:s/>or shots shit. A nioce mixed slushie type drink. Nice and easy. Vodka to start amybe try others.</text:p>
      <text:p text:style-name="P2">I don’t want to drink anything other than pure 40% liquor. My requirments for weed are only vaping the flower. I don’t want edibles. They suck. Wax is too expensive. <text:s/>Don’t</text:p>
      <text:p text:style-name="P2">even get me started on carts. Point is I want to come back right. The weed doesn’t need to be anything special. I guess just stick to hybrid and also don’t worry about the percentage, </text:p>
      <text:p text:style-name="P2">just focus on the brand and the quality of the flower they produce. </text:p>
      <text:p text:style-name="P2"/>
      <text:p text:style-name="P2">As for the sex toys. I mean </text:p>
      <text:p text:style-name="P2"/>
      <text:p text:style-name="P2">pocket pussy <text:span text:style-name="T2">$80</text:span></text:p>
      <text:p text:style-name="P3">pocket bussy <text:span text:style-name="T2">$80</text:span></text:p>
      <text:p text:style-name="P3">dildo</text:p>
      <text:p text:style-name="P5">vinrating cock ring</text:p>
      <text:p text:style-name="P2">vibrating butt plug</text:p>
      <text:p text:style-name="P2">wand vibrator</text:p>
      <text:p text:style-name="P2">sex machine</text:p>
      <text:p text:style-name="P2"/>
      <text:p text:style-name="P4">So, I completely forgot about the cock ring. <text:span text:style-name="T2">UHHHHHHH. Is that really something. Fine. Alright ill look into it. Also. </text:span></text:p>
      <text:p text:style-name="P4"/>
      <text:p text:style-name="P5">So yeah that all cos<text:span text:style-name="T3">ts</text:span> just about $800</text:p>
      <text:p text:style-name="P5"/>
      <text:p text:style-name="P6">okay. So lets forgo the weed alcohol sex clothes jewlery and makup for now. Not saying that we wont ever do them. Because much like yall I want them just as much. However. I stroongly belive witht those who say we need to get onto the perfect schedual first. </text:p>
      <text:p text:style-name="P6"/>
      <text:p text:style-name="P6">And honestly. With all the optimizations that everyone has been contributing tooi. The list of items and recurring puchases makes me extreamly happy for all of us. The sleeping situation is proving to be very very nice. The only thiong is the eye mask. Do I need it? Not really tbh. Do I want it? Not really tbh.</text:p>
      <text:p text:style-name="P6"/>
      <text:p text:style-name="P6">The journal. I honestly prefer to document digitatally. For some reason I feel like im more coheriant when typing rather than writying. Also. Physically wrintg feels much slower. So yeah. I don’t nessesarily think that getting a whole notebook and pen is all too benificial. Typing on my phone should suffice. </text:p>
      <text:p text:style-name="P6"/>
      <text:p text:style-name="P6">My wasit at the thinest park si 30 inches nearly on the dot. Thats crazy tbh. I think I kinda fuck witht that. I don’t feel like it can go down anymore. So yeah. Nice. Also. I just ate like nearly 4 sclices of deap dish peperoni slices. And I have a little bloated tummy. Before eating. I saw thaty it weas nearly flat. Kinda blew my mind tbh.</text:p>
      <text:p text:style-name="P6"/>
      <text:p text:style-name="P7">Also my weight was 131. <text:span text:style-name="T4">some shit. I think 4. </text:span><text:span text:style-name="T5">but anyways. </text:span><text:span text:style-name="T6">I think I want to stay at this weight and waist ratio. 130 seems to be fine. Yeah. Im “underweight” but tbh. Id rather be under than over. Also even at my quote unquote “healthy weight of 150. I looked like shit. Yeah. Could I have worked out? Yeah. Would that have given me the fem body I desire? </text:span></text:p>
      <text:p text:style-name="P9">Maybe. Too late now. Im 130 and I will continue to be. so. What is it. </text:p>
      <text:p text:style-name="P7"/>
      <text:p text:style-name="P8">I want to say this as well. My ear problems continue to be gone. Again. My diet. I mean. Honestly. After years oif suffering with this;. Its so nice to go about my day to day and not</text:p>
      <text:p text:style-name="P8">have to listen to those noices. </text:p>
      <text:p text:style-name="P8"/>
      <text:p text:style-name="P8"><text:span text:style-name="T9">d</text:span>esk <text:span text:style-name="T7">FREE</text:span></text:p>
      <text:p text:style-name="P8">chair <text:span text:style-name="T8">FREE</text:span></text:p>
      <text:p text:style-name="P8">mousepad <text:span text:style-name="T7">$120</text:span></text:p>
      <text:p text:style-name="P8"/>
      <text:p text:style-name="P8">keyboard <text:span text:style-name="T7">$175</text:span></text:p>
      <text:p text:style-name="P8">mouse <text:span text:style-name="T7">$160</text:span></text:p>
      <text:p text:style-name="P8">earbuds <text:span text:style-name="T7">$55</text:span></text:p>
      <text:p text:style-name="P8"/>
      <text:p text:style-name="P8">microphone</text:p>
      <text:p text:style-name="P8">camera</text:p>
      <text:p text:style-name="P8"/>
      <text:p text:style-name="P8">those are the last things for the setup. Not nessesary but id like to have. Also 170 fps is alright. But tbh I cant tell the difference from 120 ish. Anyways. All that costa <text:s/>lot and id like to make those last things if I manage to remodel my room or not. Till then ima put this on the backburner. </text:p>
      <text:p text:style-name="P8"/>
      <text:p text:style-name="P10">so. I managed to fix the coil whine issue. Makes me happy. Somehow lowering the mhz to 2300 fixed it. So yeah. I still get 170 fps in ow2. Minecraft is broken but im sure ill be fine there.</text:p>
      <text:p text:style-name="P10">I need to figure outwhy it crashes on launch tho. Has to be distant horizons or shaders or both related. More testing required. </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16:37:03.387676624</meta:creation-date>
    <dc:date>2024-08-10T18:10:41.634882100</dc:date>
    <meta:editing-duration>PT11H16M7S</meta:editing-duration>
    <meta:editing-cycles>14</meta:editing-cycles>
    <meta:generator>LibreOffice/7.6.7.2$Linux_X86_64 LibreOffice_project/60$Build-2</meta:generator>
    <meta:document-statistic meta:table-count="0" meta:image-count="0" meta:object-count="0" meta:page-count="1" meta:paragraph-count="54" meta:word-count="834" meta:character-count="4301" meta:non-whitespace-character-count="3504"/>
  </office:meta>
</office:document-meta>
</file>